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dia/image1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984375cm"/>
    </style:style>
    <style:style style:name="co2" style:family="table-column">
      <style:table-column-properties fo:break-before="auto" style:column-width="2.3812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3.4395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">
            <text:p>xCord(3.1)</text:p>
          </table:table-cell>
          <table:table-cell office:value-type="string" table:style-name="ce1">
            <text:p>yCord(3.1)</text:p>
          </table:table-cell>
          <table:table-cell table:style-name="ce1"/>
          <table:table-cell office:value-type="string" table:style-name="ce1">
            <text:p>y = mx + b</text:p>
          </table:table-cell>
          <table:table-cell table:number-columns-repeated="16380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8.0399999999999991" table:style-name="ce1">
            <text:p>8.04</text:p>
          </table:table-cell>
          <table:table-cell table:style-name="ce1"/>
          <table:table-cell office:value-type="string" table:style-name="ce1">
            <text:p>m<text:s/></text:p>
          </table:table-cell>
          <table:table-cell office:value-type="float" office:value="0.50009199999999998" table:formula="of:= 0.500092" table:style-name="ce1">
            <text:p>0.500092</text:p>
          </table:table-cell>
          <table:table-cell table:number-columns-repeated="5" table:style-name="ce1"/>
          <table:table-cell office:value-type="float" office:value="10" table:style-name="ce1">
            <text:p>10</text:p>
          </table:table-cell>
          <table:table-cell office:value-type="float" office:value="8.001004" table:formula="of:= [.$E$2] * [.K2] +[.$E$3]" table:style-name="ce1">
            <text:p>8.001004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.95" table:style-name="ce1">
            <text:p>6.95</text:p>
          </table:table-cell>
          <table:table-cell table:style-name="ce1">
            <draw:frame draw:z-index="1" draw:id="id0" draw:style-name="a0" draw:name="Chart 5" svg:x="0.21875in" svg:y="0.14583in" svg:width="7.49999in" svg:height="3.9687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string" table:style-name="ce1">
            <text:p>b<text:s/></text:p>
          </table:table-cell>
          <table:table-cell office:value-type="float" office:value="3.0000840000000002" table:style-name="ce1">
            <text:p>3.000084</text:p>
          </table:table-cell>
          <table:table-cell table:number-columns-repeated="5" table:style-name="ce1"/>
          <table:table-cell office:value-type="float" office:value="8" table:style-name="ce1">
            <text:p>8</text:p>
          </table:table-cell>
          <table:table-cell office:value-type="float" office:value="7.00082" table:formula="of:= [.$E$2] * [.K3] +[.$E$3]" table:style-name="ce1">
            <text:p>7.00082</text:p>
          </table:table-cell>
          <table:table-cell table:number-columns-repeated="1637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.58" table:style-name="ce1">
            <text:p>7.58</text:p>
          </table:table-cell>
          <table:table-cell table:number-columns-repeated="8" table:style-name="ce1"/>
          <table:table-cell office:value-type="float" office:value="13" table:style-name="ce1">
            <text:p>13</text:p>
          </table:table-cell>
          <table:table-cell office:value-type="float" office:value="9.5012800000000013" table:formula="of:= [.$E$2] * [.K4] +[.$E$3]" table:style-name="ce1">
            <text:p>9.50128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.81" table:style-name="ce1">
            <text:p>8.81</text:p>
          </table:table-cell>
          <table:table-cell table:number-columns-repeated="8" table:style-name="ce1"/>
          <table:table-cell office:value-type="float" office:value="9" table:style-name="ce1">
            <text:p>9</text:p>
          </table:table-cell>
          <table:table-cell office:value-type="float" office:value="7.5009120000000005" table:formula="of:= [.$E$2] * [.K5] +[.$E$3]" table:style-name="ce1">
            <text:p>7.500912</text:p>
          </table:table-cell>
          <table:table-cell table:number-columns-repeated="1637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.33" table:style-name="ce1">
            <text:p>8.33</text:p>
          </table:table-cell>
          <table:table-cell table:number-columns-repeated="8" table:style-name="ce1"/>
          <table:table-cell office:value-type="float" office:value="11" table:style-name="ce1">
            <text:p>11</text:p>
          </table:table-cell>
          <table:table-cell office:value-type="float" office:value="8.5010960000000004" table:formula="of:= [.$E$2] * [.K6] +[.$E$3]" table:style-name="ce1">
            <text:p>8.501096</text:p>
          </table:table-cell>
          <table:table-cell table:number-columns-repeated="1637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.9600000000000009" table:style-name="ce1">
            <text:p>9.96</text:p>
          </table:table-cell>
          <table:table-cell table:number-columns-repeated="8" table:style-name="ce1"/>
          <table:table-cell office:value-type="float" office:value="14" table:style-name="ce1">
            <text:p>14</text:p>
          </table:table-cell>
          <table:table-cell office:value-type="float" office:value="10.001372" table:formula="of:= [.$E$2] * [.K7] +[.$E$3]" table:style-name="ce1">
            <text:p>10.001372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.24" table:style-name="ce1">
            <text:p>7.24</text:p>
          </table:table-cell>
          <table:table-cell table:number-columns-repeated="8" table:style-name="ce1"/>
          <table:table-cell office:value-type="float" office:value="6" table:style-name="ce1">
            <text:p>6</text:p>
          </table:table-cell>
          <table:table-cell office:value-type="float" office:value="6.0006360000000001" table:formula="of:= [.$E$2] * [.K8] +[.$E$3]" table:style-name="ce1">
            <text:p>6.000636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.26" table:style-name="ce1">
            <text:p>4.26</text:p>
          </table:table-cell>
          <table:table-cell table:number-columns-repeated="8" table:style-name="ce1"/>
          <table:table-cell office:value-type="float" office:value="4" table:style-name="ce1">
            <text:p>4</text:p>
          </table:table-cell>
          <table:table-cell office:value-type="float" office:value="5.0004520000000001" table:formula="of:= [.$E$2] * [.K9] +[.$E$3]" table:style-name="ce1">
            <text:p>5.000452</text:p>
          </table:table-cell>
          <table:table-cell table:number-columns-repeated="1637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0.84" table:style-name="ce1">
            <text:p>10.84</text:p>
          </table:table-cell>
          <table:table-cell table:number-columns-repeated="8" table:style-name="ce1"/>
          <table:table-cell office:value-type="float" office:value="12" table:style-name="ce1">
            <text:p>12</text:p>
          </table:table-cell>
          <table:table-cell office:value-type="float" office:value="9.0011879999999991" table:formula="of:= [.$E$2] * [.K10] +[.$E$3]" table:style-name="ce1">
            <text:p>9.001188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.82" table:style-name="ce1">
            <text:p>4.82</text:p>
          </table:table-cell>
          <table:table-cell table:number-columns-repeated="8" table:style-name="ce1"/>
          <table:table-cell office:value-type="float" office:value="7" table:style-name="ce1">
            <text:p>7</text:p>
          </table:table-cell>
          <table:table-cell office:value-type="float" office:value="6.5007280000000005" table:formula="of:= [.$E$2] * [.K11] +[.$E$3]" table:style-name="ce1">
            <text:p>6.500728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.68" table:style-name="ce1">
            <text:p>5.68</text:p>
          </table:table-cell>
          <table:table-cell table:number-columns-repeated="8" table:style-name="ce1"/>
          <table:table-cell office:value-type="float" office:value="5" table:style-name="ce1">
            <text:p>5</text:p>
          </table:table-cell>
          <table:table-cell office:value-type="float" office:value="5.5005439999999997" table:formula="of:= [.$E$2] * [.K12] +[.$E$3]" table:style-name="ce1">
            <text:p>5.500544</text:p>
          </table:table-cell>
          <table:table-cell table:number-columns-repeated="16372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Nahom Hailu</meta:initial-creator>
    <dc:creator>Eyosias Tsegaye</dc:creator>
    <meta:creation-date>2021-11-01T11:27:52Z</meta:creation-date>
    <dc:date>2021-11-02T11:09:5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bitmap" draw:fill-image-name="a8" style:repeat="repeat" draw:fill-image-ref-point="top-left" draw:stroke="non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 Light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 Light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false"/>
      <style:graphic-properties draw:fill="bitmap" draw:fill-image-name="a5" style:repeat="repeat" draw:fill-image-ref-point="top-left" draw:stroke="none"/>
    </style:style>
    <style:style style:family="chart" style:name="Axs0" style:data-style-name="N0">
      <style:chart-properties chart:gap-width="247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8333in" chart:symbol-height="0.08333in" chart:connect-bars="false" chart:solid-type="cuboid"/>
      <style:graphic-properties draw:fill="none" draw:stroke="none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778in" svg:stroke-color="#ed7d31" svg:stroke-opacity="100%" draw:stroke-linejoin="round" svg:stroke-linecap="round"/>
    </style:style>
  </office:automatic-styles>
  <office:body>
    <office:chart>
      <chart:chart chart:class="chart:scatter" svg:height="285.75pt" svg:width="539.9992125984252pt" chart:style-name="Crt0">
        <chart:title chart:style-name="CT00">
          <text:p text:style-name="a4" text:class-names="" text:cond-style-name="">Jeu de test 3.1</text:p>
        </chart:title>
        <chart:legend chart:legend-position="top" chart:legend-align="center" chart:style-name="Lgnd"/>
        <chart:plot-area svg:x="17.45858267716535pt" svg:y="59.44700787401575pt" svg:width="521.081968503937pt" svg:height="211.7802362204724pt" chart:style-name="Plt0">
          <chart:axis chart:dimension="y" chart:name="primary-y" chart:style-name="Axs0">
            <chart:title svg:x="5.253622047244094pt" svg:y="116.7066929133858pt" chart:style-name="AT00">
              <text:p text:style-name="a6" text:class-names="" text:cond-style-name="">Y Axis</text:p>
            </chart:title>
            <chart:grid chart:class="major" chart:style-name="GMa0"/>
          </chart:axis>
          <chart:axis chart:dimension="x" chart:name="primary-x" chart:style-name="Axs1">
            <chart:title svg:x="247.3441732283464pt" svg:y="260.2273228346457pt" chart:style-name="AT01">
              <text:p text:style-name="a7" text:class-names="" text:cond-style-name="">X Axis<text:s text:c="1"/></text:p>
            </chart:title>
            <chart:grid chart:class="major" chart:style-name="GMa1"/>
          </chart:axis>
          <chart:series chart:values-cell-range-address="Sheet1.$B$2:.$B$12" chart:class="chart:scatter" chart:attached-axis="primary-y" chart:style-name="G0S0">
            <chart:domain table:cell-range-address="Sheet1.$A$2:.$A$12"/>
            <chart:data-point chart:repeated="11"/>
          </chart:series>
          <chart:series chart:values-cell-range-address="Sheet1.$L$2:.$L$12" chart:class="chart:scatter" chart:attached-axis="primary-y" chart:style-name="G0S1">
            <chart:domain table:cell-range-address="Sheet1.$K$2:.$K$12"/>
            <chart:data-point chart:repeated="11"/>
          </chart:series>
          <chart:wall chart:style-name="Wal0"/>
        </chart:plot-area>
        <draw:frame draw:id="id0" draw:style-name="a3" draw:name="TextBox 1" svg:x="4.61713in" svg:y="0.23461in" svg:width="2.88286in" svg:height="0.46921in">
          <draw:text-box>
            <text:p text:style-name="a2" text:class-names="" text:cond-style-name=""><text:span text:style-name="a0" text:class-names="">y = 0.500092 + 3.000084<text:s text:c="1"/></text:span><text:span text:style-name="a1" text:class-names=""/></text:p>
          </draw:text-box>
          <svg:title/>
          <svg:desc/>
        </draw:fram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xmlns:xlink="http://www.w3.org/1999/xlink" draw:name="a8" xlink:href="media/image1.png" xlink:show="embed" xlink:actuate="onLoad"/>
    <draw:fill-image xmlns:xlink="http://www.w3.org/1999/xlink" draw:name="a5" xlink:href="media/image1.png" xlink:show="embed" xlink:actuate="onLoad"/>
  </office:styles>
</office:document-styles>
</file>